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297cm" fo:min-width="5.97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14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9cm" svg:height="3.547cm" svg:x="11.612cm" svg:y="8.553cm">
          <text:p text:style-name="P1"><text:span text:style-name="T1">3D to Motor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699cm" svg:y1="10.398cm" svg:x2="11.668cm" svg:y2="10.398cm">
          <text:p/>
        </draw:line>
        <draw:custom-shape draw:style-name="gr3" draw:text-style-name="P4" draw:layer="layout" svg:width="3.81cm" svg:height="1.778cm" svg:x="22.301cm" svg:y="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1§svg§600§FALSE§</svg:desc>
          <draw:polygon draw:style-name="gr4" draw:text-style-name="P5" draw:layer="layout" svg:width="3.183cm" svg:height="0.585cm" svg:x="22.673cm" svg:y="7.0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7.0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7.0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7.0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181cm" svg:height="0.327cm" svg:x="25.629cm" svg:y="7.335cm" svg:viewBox="0 0 182 328" svg:d="M112 14c0-14 0-14-14-14-32 32-78 32-98 32v18c12 0 44 0 72-14v252c0 16 0 22-50 22h-18v18c8 0 70-2 88-2 16 0 78 2 90 2v-18h-20c-50 0-50-6-50-22z">
            <text:p/>
          </draw:path>
        </draw:g>
        <draw:custom-shape draw:style-name="gr6" draw:text-style-name="P7" draw:layer="layout" svg:width="3.81cm" svg:height="1.778cm" svg:x="22.30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2§svg§600§FALSE§</svg:desc>
          <draw:polygon draw:style-name="gr4" draw:text-style-name="P5" draw:layer="layout" svg:width="3.183cm" svg:height="0.585cm" svg:x="22.673cm" svg:y="9.2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9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9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9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19cm" svg:height="0.327cm" svg:x="25.605cm" svg:y="9.5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custom-shape draw:style-name="gr6" draw:text-style-name="P7" draw:layer="layout" svg:width="3.81cm" svg:height="1.778cm" svg:x="22.301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3§svg§600§FALSE§</svg:desc>
          <draw:polygon draw:style-name="gr4" draw:text-style-name="P5" draw:layer="layout" svg:width="3.183cm" svg:height="0.585cm" svg:x="22.673cm" svg:y="11.3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1.3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1.3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1.3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27cm" svg:height="0.337cm" svg:x="25.601cm" svg:y="11.63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</draw:g>
        <draw:custom-shape draw:style-name="gr6" draw:text-style-name="P7" draw:layer="layout" svg:width="3.81cm" svg:height="1.778cm" svg:x="22.30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4§svg§600§FALSE§</svg:desc>
          <draw:polygon draw:style-name="gr4" draw:text-style-name="P5" draw:layer="layout" svg:width="3.183cm" svg:height="0.585cm" svg:x="22.673cm" svg:y="13.5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3.5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3.5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3.5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43cm" svg:height="0.333cm" svg:x="25.595cm" svg:y="13.829cm" svg:viewBox="0 0 244 334" svg:d="M244 252v-18h-56v-220c0-10 0-14-10-14-6 0-8 0-14 6l-164 228v18h146v42c0 16 0 22-40 22h-14v18c26-2 56-2 74-2 20 0 50 0 76 2v-18h-14c-40 0-40-6-40-22v-42zM150 54v180h-132z">
            <text:p/>
          </draw:path>
        </draw:g>
        <draw:polyline draw:style-name="gr7" draw:text-style-name="P3" draw:layer="layout" svg:width="4.19cm" svg:height="1.904cm" svg:x="18.018cm" svg:y="7.223cm" svg:viewBox="0 0 4191 1905" draw:points="0,1905 2540,1905 2540,0 4191,0">
          <text:p/>
        </draw:polyline>
        <draw:polyline draw:style-name="gr7" draw:text-style-name="P3" draw:layer="layout" svg:width="4.19cm" svg:height="0.634cm" svg:x="18.145cm" svg:y="9.509cm" svg:viewBox="0 0 4191 635" draw:points="0,635 2921,635 2921,0 4191,0">
          <text:p/>
        </draw:polyline>
        <draw:polyline draw:style-name="gr7" draw:text-style-name="P3" draw:layer="layout" svg:width="4.19cm" svg:height="0.507cm" svg:x="18.145cm" svg:y="11.033cm" svg:viewBox="0 0 4191 508" draw:points="0,0 2921,0 2921,508 4191,508">
          <text:p/>
        </draw:polyline>
        <draw:polyline draw:style-name="gr7" draw:text-style-name="P3" draw:layer="layout" svg:width="4.19cm" svg:height="2.158cm" svg:x="18.018cm" svg:y="11.668cm" svg:viewBox="0 0 4191 2159" draw:points="0,0 2540,0 2540,2159 4191,2159">
          <text:p/>
        </draw:polyline>
        <draw:line draw:style-name="gr2" draw:text-style-name="P3" draw:layer="layout" svg:x1="22.074cm" svg:y1="7.231cm" svg:x2="22.201cm" svg:y2="7.231cm">
          <text:p/>
        </draw:line>
        <draw:line draw:style-name="gr2" draw:text-style-name="P3" draw:layer="layout" svg:x1="22.213cm" svg:y1="9.531cm" svg:x2="22.34cm" svg:y2="9.531cm">
          <text:p/>
        </draw:line>
        <draw:line draw:style-name="gr2" draw:text-style-name="P3" draw:layer="layout" svg:x1="22.252cm" svg:y1="11.531cm" svg:x2="22.379cm" svg:y2="11.531cm">
          <text:p/>
        </draw:line>
        <draw:line draw:style-name="gr2" draw:text-style-name="P3" draw:layer="layout" svg:x1="22.191cm" svg:y1="13.831cm" svg:x2="22.318cm" svg:y2="13.831cm">
          <text:p/>
        </draw:line>
        <draw:custom-shape draw:style-name="gr1" draw:text-style-name="P2" draw:layer="layout" svg:width="6.479cm" svg:height="3.547cm" svg:x="30.312cm" svg:y="8.553cm">
          <text:p text:style-name="P1"><text:span text:style-name="T1">Motor to 3D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3" draw:layer="layout" svg:width="4.19cm" svg:height="1.904cm" svg:x="26.187cm" svg:y="7.227cm" svg:viewBox="0 0 4191 1905" draw:points="4191,1905 1651,1905 1651,0 0,0">
          <text:p/>
        </draw:polyline>
        <draw:polyline draw:style-name="gr7" draw:text-style-name="P3" draw:layer="layout" svg:width="4.19cm" svg:height="0.634cm" svg:x="26.06cm" svg:y="9.513cm" svg:viewBox="0 0 4191 635" draw:points="4191,635 1270,635 1270,0 0,0">
          <text:p/>
        </draw:polyline>
        <draw:polyline draw:style-name="gr7" draw:text-style-name="P3" draw:layer="layout" svg:width="4.19cm" svg:height="0.507cm" svg:x="26.06cm" svg:y="11.037cm" svg:viewBox="0 0 4191 508" draw:points="4191,0 1270,0 1270,508 0,508">
          <text:p/>
        </draw:polyline>
        <draw:polyline draw:style-name="gr7" draw:text-style-name="P3" draw:layer="layout" svg:width="4.19cm" svg:height="2.158cm" svg:x="26.187cm" svg:y="11.672cm" svg:viewBox="0 0 4191 2159" draw:points="4191,0 1651,0 1651,2159 0,2159">
          <text:p/>
        </draw:polyline>
        <draw:line draw:style-name="gr2" draw:text-style-name="P3" draw:layer="layout" svg:x1="30.056cm" svg:y1="9.128cm" svg:x2="30.31cm" svg:y2="9.128cm">
          <text:p/>
        </draw:line>
        <draw:line draw:style-name="gr2" draw:text-style-name="P3" draw:layer="layout" svg:x1="30.058cm" svg:y1="10.128cm" svg:x2="30.312cm" svg:y2="10.128cm">
          <text:p/>
        </draw:line>
        <draw:line draw:style-name="gr2" draw:text-style-name="P3" draw:layer="layout" svg:x1="30.06cm" svg:y1="11.028cm" svg:x2="30.314cm" svg:y2="11.028cm">
          <text:p/>
        </draw:line>
        <draw:line draw:style-name="gr2" draw:text-style-name="P3" draw:layer="layout" svg:x1="30.083cm" svg:y1="11.668cm" svg:x2="30.337cm" svg:y2="11.668cm">
          <text:p/>
        </draw:line>
        <draw:line draw:style-name="gr2" draw:text-style-name="P3" draw:layer="layout" svg:x1="36.814cm" svg:y1="10.398cm" svg:x2="40.497cm" svg:y2="10.398cm">
          <text:p/>
        </draw:line>
        <draw:g>
          <svg:title>TexMaths</svg:title>
          <svg:desc>26§display§N_{rw}§svg§600§FALSE§</svg:desc>
          <draw:polygon draw:style-name="gr4" draw:text-style-name="P5" draw:layer="layout" svg:width="1.634cm" svg:height="0.761cm" svg:x="37.566cm" svg:y="9.452cm" svg:viewBox="0 0 1635 762" draw:points="819,762 0,762 0,0 1635,0 1635,762">
            <text:p/>
          </draw:polygon>
          <draw:path draw:style-name="gr5" draw:text-style-name="P6" draw:layer="layout" svg:width="0.771cm" svg:height="0.626cm" svg:x="37.602cm" svg:y="9.449cm" svg:viewBox="0 0 772 627" svg:d="M658 96c7-36 26-65 98-67 6 0 16 0 16-19 0 0 0-10-13-10-29 0-62 3-91 3-31 0-65-3-94-3-5 0-18 0-18 18 0 11 11 11 18 11 52 0 63 20 63 39 0 5-3 18-3 20l-104 409-202-479c-8-18-8-18-29-18h-122c-18 0-29 0-29 18 0 11 11 11 26 11 5 0 63 0 63 7l-123 495c-7 36-23 65-98 67-6 0-16 0-16 19 0 7 5 10 13 10 29 0 60-3 91-3s65 3 94 3c5 0 18 0 18-18 0-11-11-11-21-11-52-2-60-21-60-39 0-8 3-13 5-23l120-484c5 5 5 8 8 16l228 541c8 15 11 18 19 18 10 0 10-3 13-18z">
            <text:p/>
          </draw:path>
          <draw:path draw:style-name="gr5" draw:text-style-name="P6" draw:layer="layout" svg:width="0.298cm" svg:height="0.29cm" svg:x="38.328cm" svg:y="9.92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4c-2 7-7 23-7 26 0 13 13 20 23 20 8 0 21-5 26-18 3-5 8-34 13-49z">
            <text:p/>
          </draw:path>
          <draw:path draw:style-name="gr5" draw:text-style-name="P6" draw:layer="layout" svg:width="0.469cm" svg:height="0.29cm" svg:x="38.684cm" svg:y="9.928cm" svg:viewBox="0 0 470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8 0 75 68 85 104 85 13 0 45 0 73-41 13 28 50 41 89 41 57 0 85-49 98-75 29-55 44-135 44-164 0-49-26-52-31-52-15 0-33 18-33 34 0 10 5 15 10 21 15 13 23 31 23 52 0 7-26 166-109 166-52 0-52-47-52-57 0-18 3-29 13-65z">
            <text:p/>
          </draw:path>
        </draw:g>
        <draw:frame draw:style-name="gr8" draw:text-style-name="P8" draw:layer="layout" svg:width="3.614cm" svg:height="1.038cm" svg:x="26.427cm" svg:y="15.164cm">
          <draw:text-box>
            <text:p><text:span text:style-name="T2">Residuals</text:span></text:p>
          </draw:text-box>
        </draw:frame>
        <draw:g>
          <svg:title>TexMaths</svg:title>
          <svg:desc>26§display§N^d_{rw}§svg§600§FALSE§</svg:desc>
          <draw:polygon draw:style-name="gr9" draw:text-style-name="P5" draw:layer="layout" svg:width="1.64cm" svg:height="1.049cm" svg:x="7.478cm" svg:y="9.128cm" svg:viewBox="0 0 1641 1050" draw:points="819,1050 0,1050 0,0 1641,0 1641,1050">
            <text:p/>
          </draw:polygon>
          <draw:path draw:style-name="gr10" draw:text-style-name="P6" draw:layer="layout" svg:width="0.771cm" svg:height="0.625cm" svg:x="7.513cm" svg:y="9.325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10" draw:text-style-name="P6" draw:layer="layout" svg:width="0.33cm" svg:height="0.452cm" svg:x="8.352cm" svg:y="9.128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0" draw:text-style-name="P6" draw:layer="layout" svg:width="0.298cm" svg:height="0.29cm" svg:x="8.241cm" svg:y="9.893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0" draw:text-style-name="P6" draw:layer="layout" svg:width="0.469cm" svg:height="0.29cm" svg:x="8.601cm" svg:y="9.893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49:21.932260381</meta:creation-date>
    <meta:generator>LibreOffice/6.0.3.2$Windows_X86_64 LibreOffice_project/8f48d515416608e3a835360314dac7e47fd0b821</meta:generator>
    <dc:date>2018-05-10T08:03:07.811000000</dc:date>
    <meta:editing-duration>PT52M25S</meta:editing-duration>
    <meta:editing-cycles>20</meta:editing-cycles>
    <meta:document-statistic meta:object-count="68"/>
  </office:meta>
</office:document-meta>
</file>